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704CB49D4A73A7E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ff" draw:textarea-horizontal-align="justify" draw:textarea-vertical-align="middle" draw:auto-grow-height="false" fo:min-height="1.782cm" fo:min-width="11.946cm"/>
    </style:style>
    <style:style style:name="gr2" style:family="graphic" style:parent-style-name="standard">
      <style:graphic-properties draw:stroke="none" svg:stroke-color="#ffffff" draw:textarea-horizontal-align="justify" draw:textarea-vertical-align="middle" draw:auto-grow-height="false" fo:min-height="8.386cm" fo:min-width="1.532cm"/>
    </style:style>
    <style:style style:name="gr3" style:family="graphic" style:parent-style-name="standard">
      <style:graphic-properties draw:stroke="none" svg:stroke-color="#ffffff" draw:fill="hatch" draw:fill-color="#eeeeee" draw:fill-hatch-name="Grid_20_2" draw:fill-hatch-solid="false" draw:textarea-horizontal-align="justify" draw:textarea-vertical-align="middle" draw:auto-grow-height="false" fo:min-height="16.514cm" fo:min-width="23.436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hatch" draw:fill-color="#eeeeee" draw:fill-hatch-name="Grid_20_2" draw:fill-hatch-solid="false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446cm" svg:height="2.032cm" svg:x="0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2.446cm" svg:height="2.032cm" svg:x="15.494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2.446cm" svg:height="2.032cm" svg:x="0.06cm" svg:y="18.79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2.446cm" svg:height="2.032cm" svg:x="15.554cm" svg:y="18.79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032cm" svg:height="8.636cm" svg:x="0cm" svg:y="0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draw:layer="layout" svg:width="2.032cm" svg:height="8.636cm" svg:x="0.06cm" svg:y="12.19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032cm" svg:height="8.636cm" svg:x="25.908cm" svg:y="0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draw:layer="layout" svg:width="2.032cm" svg:height="8.636cm" svg:x="25.968cm" svg:y="12.19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3.936cm" svg:height="16.764cm" svg:x="2.032cm" svg:y="2.032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ue_20_Crossed_20_0_20_Degrees" draw:display-name="Blue Crossed 0 Degrees" draw:style="double" draw:color="#000080" draw:distance="0.076cm" draw:rotation="900"/>
    <draw:hatch draw:name="Grid_20_2" draw:display-name="Grid 2" draw:style="double" draw:color="#999999" draw:distance="1.27cm" draw:rotation="900"/>
    <draw:fill-image draw:name="Cross" xlink:href="Pictures/100000000000000800000008704CB49D4A73A7E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1T14:58:57.035000000</meta:creation-date>
    <dc:date>2020-02-21T15:09:48.523000000</dc:date>
    <meta:editing-duration>PT23S</meta:editing-duration>
    <meta:editing-cycles>1</meta:editing-cycles>
    <meta:document-statistic meta:object-count="32"/>
    <meta:generator>LibreOffice/5.3.0.3$Windows_x86 LibreOffice_project/7074905676c47b82bbcfbea1aeefc84afe1c50e1</meta:generator>
  </office:meta>
</office:document-meta>
</file>